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fo:background-color="#ffffff"/>
    </style:style>
    <style:style style:name="P2" style:family="paragraph" style:parent-style-name="Text_20_body" style:list-style-name="L1">
      <style:paragraph-properties fo:margin-left="0.397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fo:background-color="#ffffff"/>
    </style:style>
    <style:style style:name="P3" style:family="paragraph" style:parent-style-name="Text_20_body" style:list-style-name="L1">
      <style:paragraph-properties fo:margin-left="0.397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6d09f" fo:background-color="#ffffff"/>
    </style:style>
    <style:style style:name="P4" style:family="paragraph" style:parent-style-name="Text_20_body" style:list-style-name="L1">
      <style:paragraph-properties fo:margin-left="0.397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71648" officeooo:paragraph-rsid="00171648" fo:background-color="#ffffff"/>
    </style:style>
    <style:style style:name="P5" style:family="paragraph" style:parent-style-name="Text_20_body" style:list-style-name="L1">
      <style:paragraph-properties fo:margin-left="0.397cm" fo:margin-right="0cm" fo:margin-top="0cm" fo:margin-bottom="0cm" loext:contextual-spacing="false" fo:text-align="justify" style:justify-single-word="false" fo:orphans="2" fo:widows="2" fo:text-indent="0cm" style:auto-text-indent="false"/>
      <style:text-properties fo:color="#000000" fo:background-color="#ffffff"/>
    </style:style>
    <style:style style:name="P6" style:family="paragraph" style:parent-style-name="Text_20_body" style:list-style-name="L1">
      <style:paragraph-properties fo:margin-left="0.397cm" fo:margin-right="0cm" fo:margin-top="0cm" fo:margin-bottom="0cm" loext:contextual-spacing="false" fo:text-align="justify" style:justify-single-word="false" fo:orphans="2" fo:widows="2" fo:text-indent="0cm" style:auto-text-indent="false"/>
      <style:text-properties fo:color="#000000" officeooo:paragraph-rsid="0016d09f" fo:background-color="#ffffff"/>
    </style:style>
    <style:style style:name="P7" style:family="paragraph" style:parent-style-name="Text_20_body" style:list-style-name="L1">
      <style:paragraph-properties fo:margin-left="0.397cm" fo:margin-right="0cm" fo:margin-top="0cm" fo:margin-bottom="0cm" loext:contextual-spacing="false" fo:text-align="justify" style:justify-single-word="false" fo:orphans="2" fo:widows="2" fo:text-indent="0cm" style:auto-text-indent="false"/>
      <style:text-properties fo:color="#000000" officeooo:rsid="00171648" officeooo:paragraph-rsid="00171648" fo:background-color="#ffffff"/>
    </style:style>
    <style:style style:name="P8" style:family="paragraph" style:parent-style-name="Text_20_body" style:list-style-name="L1">
      <style:paragraph-properties fo:margin-left="0.397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fo:background-color="#ffffff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 officeooo:rsid="0016d09f"/>
    </style:style>
    <style:style style:name="T3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1155cc" style:font-name="Arial" fo:font-size="12pt" fo:letter-spacing="normal" fo:font-style="normal" fo:font-weight="normal" officeooo:rsid="0016d09f"/>
    </style:style>
    <style:style style:name="T5" style:family="text">
      <style:text-properties fo:font-variant="normal" fo:text-transform="none" fo:color="#555555" style:font-name="Arial" fo:font-size="12pt" fo:letter-spacing="normal" fo:font-style="normal" fo:font-weight="normal"/>
    </style:style>
    <style:style style:name="T6" style:family="text">
      <style:text-properties fo:font-variant="normal" fo:text-transform="none" style:font-name="Arial" fo:font-size="12pt" fo:letter-spacing="normal" fo:font-style="normal" fo:font-weight="normal"/>
    </style:style>
    <style:style style:name="T7" style:family="text">
      <style:text-properties fo:font-variant="normal" fo:text-transform="none" style:font-name="Arial" fo:font-size="12pt" fo:letter-spacing="normal" fo:font-style="normal" fo:font-weight="normal" officeooo:rsid="0016d09f"/>
    </style:style>
    <style:style style:name="T8" style:family="text">
      <style:text-properties officeooo:rsid="0016d09f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741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79059435" text:style-name="L1">
        <text:list-item>
          <text:p text:style-name="P4">Personal Details</text:p>
          <text:list>
            <text:list-item>
              <text:p text:style-name="P4">Prateek Sarangi, Computer Science and Engineering at Veer Surendra Sai University of Technology, Burla</text:p>
            </text:list-item>
          </text:list>
        </text:list-item>
        <text:list-item>
          <text:p text:style-name="P2">Educational details</text:p>
          <text:list>
            <text:list-item>
              <text:p text:style-name="P2">Class 10th:- 10CGPA(CBSE), 2015, Kendriya Vidyalaya Bargarh</text:p>
            </text:list-item>
            <text:list-item>
              <text:p text:style-name="P2">Class 12th:- 89.6%(CBSE), 2017, Kendriya Vidyalaya Bargarh</text:p>
            </text:list-item>
          </text:list>
        </text:list-item>
        <text:list-item>
          <text:p text:style-name="P2">Internship details</text:p>
          <text:list>
            <text:list-item>
              <text:p text:style-name="P2">IIT Bhubaneswar, 21st June 2018 to 20th July 2018, Research Internship, <text:tab/>Machine learning technique and application.</text:p>
            </text:list-item>
            <text:list-item>
              <text:p text:style-name="P2">NIT Rourkela, 20th May 2019 to 6th July 2019, Research Internship, Video <text:tab/>Summary and Synopsis Generation using deep semantic features.</text:p>
            </text:list-item>
          </text:list>
        </text:list-item>
        <text:list-item>
          <text:p text:style-name="P2">Certification</text:p>
          <text:list>
            <text:list-item>
              <text:p text:style-name="P2">InnoBuzz Qualifiers(top 10 teams), 17th February 2019, Participated in <text:tab/>InnoBuzz hackathon 2019 conducted by HackerEarth and got selected for <text:tab/>in the top 10 teams.</text:p>
            </text:list-item>
            <text:list-item>
              <text:p text:style-name="P2">Apprecia<text:span text:style-name="T8">ti</text:span>on for school captain, 22 June 2017, An appreciation certificate for <text:tab/>being served the school as school captain in the session 2016-17.</text:p>
            </text:list-item>
            <text:list-item>
              <text:p text:style-name="P2">Certificate of Appreciation, 11 November 2013, Participated in 22nd National <text:tab/>children science congress intraregional level on the topic of Understanding <text:tab/>water and climate.</text:p>
            </text:list-item>
            <text:list-item>
              <text:p text:style-name="P2">Certificate of merit, April 2015, 17th SOF International math olympiad <text:tab/>Odisha zone finals.</text:p>
            </text:list-item>
            <text:list-item>
              <text:p text:style-name="P3">Certificate of merit, April 2015, <text:span text:style-name="T8">IMO</text:span> International math olympiad Odisha <text:tab/>zone finals.</text:p>
            </text:list-item>
            <text:list-item>
              <text:p text:style-name="P5"><text:span text:style-name="T6">Javascript Masterclass, July 2019, Udemy course on Javascript. (link:- <text:tab/>https://www.udemy.com/certificate/UC-3QQRYH3X/)</text:span></text:p>
            </text:list-item>
            <text:list-item>
              <text:p text:style-name="P5"><text:span text:style-name="T6">Embedded Systems Programming on ARM Cortex-M3/M4 Processor, May <text:tab/>2019, Udemy course on microcontroller coding. (link:- <text:tab/>https://www.udemy.com/certificate/UC-GDVM7KJA/)</text:span></text:p>
            </text:list-item>
            <text:list-item>
              <text:p text:style-name="P5"><text:span text:style-name="T6">A crash course in Deep Learning with Google Tensorflow | Python, May <text:tab/>2019, Udemy course on Deep learning and Tensorflow(link:- <text:tab/>https://www.udemy.com/certificate/UC-R93X3789/)</text:span></text:p>
            </text:list-item>
            <text:list-item>
              <text:p text:style-name="P5"><text:span text:style-name="T6">Tensorflow and Keras for Neural Network and Deep learning, May 2019, <text:tab/>Udemy course on Neural Network using Keras(link:- <text:tab/></text:span><text:a xlink:type="simple" xlink:href="https://www.udemy.com/certificate/UC-BNHUJ0MI/" text:style-name="Internet_20_link" text:visited-style-name="Visited_20_Internet_20_Link"><text:span text:style-name="T6">https://www.udemy.com/certificate/UC-BNHUJ0MI/</text:span></text:a><text:span text:style-name="T6">?<text:tab/>utm_campaign=email&amp;utm_source=sen)</text:span></text:p>
            </text:list-item>
            <text:list-item>
              <text:p text:style-name="P5"><text:span text:style-name="T6">R Programming, April 2019, R programming for data science course <text:tab/>provided by <text:tab/>Coursera(link- <text:s/><text:tab/>https://www.coursera.org/account/accomplishments/verify/<text:tab/>CQCD2GWBM8YM)</text:span></text:p>
            </text:list-item>
            <text:list-item>
              <text:p text:style-name="P5"><text:span text:style-name="T6">The Data Scientist’s Toolbox, March 2019, A fundamental of data science <text:tab/>course provided by </text:span><text:soft-page-break/><text:span text:style-name="T6">Coursera(link:-https://www.coursera.org/account/accomplishments/verify/UXD6FDNFDUXF)</text:span></text:p>
            </text:list-item>
          </text:list>
        </text:list-item>
        <text:list-item>
          <text:p text:style-name="P2">Project</text:p>
          <text:list>
            <text:list-item>
              <text:p text:style-name="P6"><text:span text:style-name="T6">Database autotuning using large scale machine learning, August 2019-cont., <text:tab/>This project uses machine learning algorithms to generate a <text:tab/>recommendation for DBA to get the best possible knob settings(link:- <text:tab/>https://github.com/prateeksarangi/ottertune)</text:span></text:p>
            </text:list-item>
            <text:list-item>
              <text:p text:style-name="P5"><text:span text:style-name="T6">Video Synopsis Generation, July 2019-cont., This project is about generating <text:tab/>a synopsis of the video provided. So that we can distinguish the important <text:tab/>part of the video and save us a lot of time while evaluating. (link:- <text:tab/>https://github.com/prateeksarangi/vsum_dsf)</text:span></text:p>
            </text:list-item>
            <text:list-item>
              <text:p text:style-name="P5"><text:span text:style-name="T6">Video Summarization, June 2019-cont., This project is to generate a <text:tab/>summary of the video provided using LSTM network. (link:- <text:tab/>https://github.com/prateeksarangi/Video-Summarization-with-LSTM)</text:span></text:p>
            </text:list-item>
            <text:list-item>
              <text:p text:style-name="P5"><text:span text:style-name="T6">Virtual simulation of a computer using Java, August 2019-September 2019, <text:tab/>Simulating a compiler independent code base to act like a computer using <text:tab/>java. (link:- https://github.com/prateeksarangi/Virtual_Box/settings)</text:span></text:p>
            </text:list-item>
            <text:list-item>
              <text:p text:style-name="P5"><text:span text:style-name="T6">Fish detection, December 2018-January 2019, This is for the InnoBuzz <text:tab/>hackathon conducted at VSSUT, Burla in the occasion of Samavesh 2019. <text:tab/>This idea was to detect which type of fish and whether the fish is fresh or <text:tab/>not using Image processing. (link:- <text:tab/>https://github.com/prateeksarangi/InnoBuzz).</text:span></text:p>
            </text:list-item>
            <text:list-item>
              <text:p text:style-name="P5"><text:span text:style-name="T6">Holonomic motion planning using encoder and LSA, August 2018-October <text:tab/>2018, Motion planning of holonomic robot using reverse kinematics so as to <text:tab/>follow the line provided and play the game, It was applied in Robocon 2019 <text:tab/>design of the final structure. (link:- <text:tab/>https://github.com/prateeksarangi/Robocon_Codes)</text:span></text:p>
            </text:list-item>
            <text:list-item>
              <text:p text:style-name="P5"><text:span text:style-name="T6">Pixelation, August 2018-August 2018, A maze solver robot which acts upon <text:tab/>the instructions provided from the over-head camera and follows the <text:tab/>shortest path from the start to the end. (link:- <text:tab/>https://github.com/prateeksarangi/pixelation_NSSCKgp)</text:span></text:p>
            </text:list-item>
            <text:list-item>
              <text:p text:style-name="P5"><text:span text:style-name="T6">Video Stabilizer, July 2018-August 2018, The objective is to stabilize the <text:tab/>image obtained from a camera mounted on a four-legged bot to help proper <text:tab/>implementation of the line following. (link:- <text:tab/>https://github.com/prateeksarangi/ImageStablizer)</text:span></text:p>
            </text:list-item>
            <text:list-item>
              <text:p text:style-name="P2">Robo Soccer, January 2019-May 2019, Robo Soccer is a domain designed <text:tab/>to advance robotics and AI research through friendly competition. Small <text:tab/>size league is one of the RoboCup league, focuses on intelligence multi-<text:tab/>agent cooperation and control over a highly dynamic environment.</text:p>
            </text:list-item>
            <text:list-item>
              <text:p text:style-name="P2">Quad-Copter, November 2018-December 2018, Making an FPV drone <text:tab/>using ArduPilot flight-controller.</text:p>
            </text:list-item>
          </text:list>
        </text:list-item>
        <text:list-item>
          <text:p text:style-name="P2">Achievements</text:p>
          <text:list>
            <text:list-item>
              <text:p text:style-name="P2"><text:soft-page-break/>Selected for Odisha Zonal final level international math olympiad 2015 and <text:tab/>secured 66th level in the region.</text:p>
            </text:list-item>
            <text:list-item>
              <text:p text:style-name="P2">Winner U-19 Interschool cricket tournament 2016.</text:p>
            </text:list-item>
            <text:list-item>
              <text:p text:style-name="P2">Runner U-19 Interhouse Kabbaddi competition 2016.</text:p>
            </text:list-item>
            <text:list-item>
              <text:p text:style-name="P2">Runner U-19 Interhouse Kho-Kho competition 2016.</text:p>
            </text:list-item>
            <text:list-item>
              <text:p text:style-name="P2">2nd Runner U-19 Interhouse Volleyball competition 2016.</text:p>
            </text:list-item>
          </text:list>
        </text:list-item>
        <text:list-item>
          <text:p text:style-name="P2">Skills</text:p>
          <text:list>
            <text:list-item>
              <text:p text:style-name="P2">Languages</text:p>
              <text:list>
                <text:list-item>
                  <text:p text:style-name="P2">C++</text:p>
                </text:list-item>
                <text:list-item>
                  <text:p text:style-name="P2">Java</text:p>
                </text:list-item>
                <text:list-item>
                  <text:p text:style-name="P2">C</text:p>
                </text:list-item>
                <text:list-item>
                  <text:p text:style-name="P2">Python</text:p>
                </text:list-item>
                <text:list-item>
                  <text:p text:style-name="P2">R</text:p>
                </text:list-item>
                <text:list-item>
                  <text:p text:style-name="P2">Matlab</text:p>
                </text:list-item>
                <text:list-item>
                  <text:p text:style-name="P2">Javascript</text:p>
                </text:list-item>
                <text:list-item>
                  <text:p text:style-name="P2">HTML &amp; CSS</text:p>
                </text:list-item>
              </text:list>
            </text:list-item>
            <text:list-item>
              <text:p text:style-name="P2">Technical</text:p>
              <text:list>
                <text:list-item>
                  <text:p text:style-name="P2">Machine learning</text:p>
                </text:list-item>
                <text:list-item>
                  <text:p text:style-name="P2">Deep learning</text:p>
                </text:list-item>
                <text:list-item>
                  <text:p text:style-name="P2">Cloud computing</text:p>
                </text:list-item>
                <text:list-item>
                  <text:p text:style-name="P2">Linux</text:p>
                </text:list-item>
                <text:list-item>
                  <text:p text:style-name="P2">Arduino</text:p>
                </text:list-item>
                <text:list-item>
                  <text:p text:style-name="P2">Raspberry pi</text:p>
                </text:list-item>
                <text:list-item>
                  <text:p text:style-name="P2">Amazon web services(AWS)</text:p>
                </text:list-item>
                <text:list-item>
                  <text:p text:style-name="P2">MySQL</text:p>
                </text:list-item>
                <text:list-item>
                  <text:p text:style-name="P2">Natural language processing</text:p>
                </text:list-item>
                <text:list-item>
                  <text:p text:style-name="P2">Serverless computing</text:p>
                </text:list-item>
              </text:list>
            </text:list-item>
            <text:list-item>
              <text:p text:style-name="P2">Management</text:p>
              <text:list>
                <text:list-item>
                  <text:p text:style-name="P2">Leadership</text:p>
                </text:list-item>
                <text:list-item>
                  <text:p text:style-name="P2">Teamwork</text:p>
                </text:list-item>
                <text:list-item>
                  <text:p text:style-name="P2">Public speaking</text:p>
                </text:list-item>
              </text:list>
            </text:list-item>
          </text:list>
        </text:list-item>
        <text:list-item>
          <text:p text:style-name="P2">References</text:p>
          <text:list>
            <text:list-item>
              <text:p text:style-name="P5"><text:span text:style-name="T7">Dr. Manas Ranjan Kabat</text:span><text:span text:style-name="T6">, </text:span><text:span text:style-name="T7">Head of Department, Computer Science and Engineering, VSSUT Burla</text:span></text:p>
            </text:list-item>
            <text:list-item>
              <text:p text:style-name="P7"><text:span text:style-name="T6">Mr. Vikash Sharma, Assistant Professor, BIT Mesra</text:span></text:p>
            </text:list-item>
          </text:list>
        </text:list-item>
        <text:list-item>
          <text:p text:style-name="P5"><text:span text:style-name="T6">LinkedIn:- https://www.linkedin.com/in/prateek-sarangi-23100a13b/</text:span></text:p>
        </text:list-item>
        <text:list-item>
          <text:p text:style-name="P2">Extracurricular activities</text:p>
          <text:list>
            <text:list-item>
              <text:p text:style-name="P2">Cricket</text:p>
            </text:list-item>
            <text:list-item>
              <text:p text:style-name="P2">Kabaddi</text:p>
            </text:list-item>
            <text:list-item>
              <text:p text:style-name="P2">Public speaking and debate</text:p>
            </text:list-item>
            <text:list-item>
              <text:p text:style-name="P5"><text:span text:style-name="T6">Poem writing(link:- https://joker11299.blogspot.com/)</text:span></text:p>
            </text:list-item>
          </text:list>
        </text:list-item>
        <text:list-item>
          <text:p text:style-name="P2">Workshop attended</text:p>
          <text:list>
            <text:list-item>
              <text:p text:style-name="P2"><text:soft-page-break/>Cloud computing with big data and Hadoop, IIT Delhi, 23rd February 2018.</text:p>
            </text:list-item>
            <text:list-item>
              <text:p text:style-name="P8">IoT with Arduino, IIT Delhi, 23rd February 2018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7:47:38.783006824</meta:creation-date>
    <dc:date>2019-09-23T18:40:10.753008747</dc:date>
    <meta:editing-duration>PT21M48S</meta:editing-duration>
    <meta:editing-cycles>1</meta:editing-cycles>
    <meta:document-statistic meta:table-count="0" meta:image-count="0" meta:object-count="0" meta:page-count="4" meta:paragraph-count="74" meta:word-count="785" meta:character-count="5810" meta:non-whitespace-character-count="5124"/>
    <meta:generator>LibreOffice/6.0.7.3$Linux_X86_64 LibreOffice_project/00m0$Build-3</meta:generator>
  </office:meta>
</office:document-meta>
</file>